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3.4625in" style:rel-column-width="32767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925in" style:rel-width="100%" fo:margin-left="0in" fo:margin-top="0in" fo:margin-bottom="0in" table:align="left" style:writing-mode="lr-tb"/>
    </style:style>
    <style:style style:name="Table2.A" style:family="table-column">
      <style:table-column-properties style:column-width="3.4625in" style:rel-column-width="32767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6.925in" style:rel-width="100%" fo:margin-left="0in" fo:margin-top="0in" fo:margin-bottom="0in" table:align="left" style:writing-mode="lr-tb"/>
    </style:style>
    <style:style style:name="Table3.A" style:family="table-column">
      <style:table-column-properties style:column-width="3.4625in" style:rel-column-width="32767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in" fo:border="none"/>
    </style:style>
    <style:style style:name="Table4" style:family="table">
      <style:table-properties style:width="6.925in" style:rel-width="100%" fo:margin-left="0in" fo:margin-top="0in" fo:margin-bottom="0in" table:align="left" style:writing-mode="lr-tb"/>
    </style:style>
    <style:style style:name="Table4.A" style:family="table-column">
      <style:table-column-properties style:column-width="3.4625in" style:rel-column-width="32767*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in" fo:border="none"/>
    </style:style>
    <style:style style:name="P1" style:family="paragraph" style:parent-style-name="Standard">
      <style:paragraph-properties fo:text-align="center" style:justify-single-word="false" style:writing-mode="lr-tb"/>
    </style:style>
    <style:style style:name="P2" style:family="paragraph" style:parent-style-name="Standard">
      <style:paragraph-properties fo:text-align="center" style:justify-single-word="false" style:writing-mode="lr-tb"/>
      <style:text-properties fo:font-size="16pt" style:font-size-asian="16pt" style:font-size-complex="16pt"/>
    </style:style>
    <style:style style:name="P3" style:family="paragraph" style:parent-style-name="Table_20_Contents">
      <style:paragraph-properties fo:text-align="start" style:justify-single-word="false" fo:orphans="0" fo:widows="0" style:writing-mode="lr-tb"/>
    </style:style>
    <style:style style:name="P4" style:family="paragraph" style:parent-style-name="Table_20_Contents">
      <style:paragraph-properties fo:text-align="center" style:justify-single-word="false" fo:orphans="0" fo:widows="0" style:writing-mode="lr-tb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0 point checklist</text:span></text:p>
      <text:p text:style-name="P2"/>
      <text:p text:style-name="P2"/>
      <text:p text:style-name="P2"/>
      <text:p text:style-name="P1"><text:span text:style-name="T1">Favorite </text:span></text:p>
      <text:p text:style-name="P1"><text:span text:style-name="T1">Link:</text:span></text:p>
      <text:p text:style-name="P1"><text:span text:style-name="T1">Screenshot:</text:span>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3"><text:span text:style-name="T1">Objectives &amp; Goals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"><text:span text:style-name="T1">Information Architecture &amp; Visual Hierarchy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"><text:span text:style-name="T1">Navigation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"><text:span text:style-name="T1">Visual Design &amp; Branding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"><text:span text:style-name="T1">Labels and Text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"><text:span text:style-name="T1">Accessibility &amp; Inclusivity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"><text:span text:style-name="T1">Interactions &amp; Animations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"><text:span text:style-name="T1">Mobile Responsiveness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"><text:span text:style-name="T1">Usability Testing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"><text:span text:style-name="T1">Performance &amp; Quality Assurance</text:span></text:p>
          </table:table-cell>
          <table:table-cell table:style-name="Table1.A1" office:value-type="string">
            <text:p text:style-name="P4"/>
          </table:table-cell>
        </table:table-row>
      </table:table>
      <text:p text:style-name="P2"/>
      <text:p text:style-name="P2"/>
      <text:p text:style-name="P2"/>
      <text:p text:style-name="P1"><text:span text:style-name="T1">Least Favorite </text:span></text:p>
      <text:p text:style-name="P1"><text:span text:style-name="T1">Link:</text:span></text:p>
      <text:p text:style-name="P1"><text:span text:style-name="T1">Screenshot:</text:span>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3"><text:span text:style-name="T1">Objectives &amp; Goals</text:span>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3"><text:span text:style-name="T1">Information Architecture &amp; Visual Hierarchy</text:span>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3"><text:span text:style-name="T1">Navigation</text:span>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3"><text:span text:style-name="T1">Visual Design &amp; Branding</text:span>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3"><text:span text:style-name="T1">Labels and Text</text:span>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3"><text:span text:style-name="T1">Accessibility &amp; Inclusivity</text:span>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3"><text:span text:style-name="T1">Interactions &amp; Animations</text:span>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3"><text:span text:style-name="T1">Mobile Responsiveness</text:span>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3"><text:span text:style-name="T1">Usability Testing</text:span>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3"><text:span text:style-name="T1">Performance &amp; Quality Assurance</text:span></text:p>
          </table:table-cell>
          <table:table-cell table:style-name="Table2.A1" office:value-type="string">
            <text:p text:style-name="P4"/>
          </table:table-cell>
        </table:table-row>
      </table:table>
      <text:p text:style-name="P2"/>
      <text:p text:style-name="P2"><text:soft-page-break/></text:p>
      <text:p text:style-name="P2"/>
      <text:p text:style-name="P1"><text:span text:style-name="T1">Most humorous bad example</text:span></text:p>
      <text:p text:style-name="P1"><text:span text:style-name="T1">Link:</text:span></text:p>
      <text:p text:style-name="P1"><text:span text:style-name="T1">Screenshot:</text:span></text:p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3"><text:span text:style-name="T1">Objectives &amp; Goals</text:span></text:p>
          </table:table-cell>
          <table:table-cell table:style-name="Table3.A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3"><text:span text:style-name="T1">Information Architecture &amp; Visual Hierarchy</text:span></text:p>
          </table:table-cell>
          <table:table-cell table:style-name="Table3.A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3"><text:span text:style-name="T1">Navigation</text:span></text:p>
          </table:table-cell>
          <table:table-cell table:style-name="Table3.A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3"><text:span text:style-name="T1">Visual Design &amp; Branding</text:span></text:p>
          </table:table-cell>
          <table:table-cell table:style-name="Table3.A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3"><text:span text:style-name="T1">Labels and Text</text:span></text:p>
          </table:table-cell>
          <table:table-cell table:style-name="Table3.A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3"><text:span text:style-name="T1">Accessibility &amp; Inclusivity</text:span></text:p>
          </table:table-cell>
          <table:table-cell table:style-name="Table3.A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3"><text:span text:style-name="T1">Interactions &amp; Animations</text:span></text:p>
          </table:table-cell>
          <table:table-cell table:style-name="Table3.A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3"><text:span text:style-name="T1">Mobile Responsiveness</text:span></text:p>
          </table:table-cell>
          <table:table-cell table:style-name="Table3.A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3"><text:span text:style-name="T1">Usability Testing</text:span></text:p>
          </table:table-cell>
          <table:table-cell table:style-name="Table3.A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3"><text:span text:style-name="T1">Performance &amp; Quality Assurance</text:span></text:p>
          </table:table-cell>
          <table:table-cell table:style-name="Table3.A1" office:value-type="string">
            <text:p text:style-name="P4"/>
          </table:table-cell>
        </table:table-row>
      </table:table>
      <text:p text:style-name="P2"/>
      <text:p text:style-name="P2"/>
      <text:p text:style-name="P2"/>
      <text:p text:style-name="P1"><text:span text:style-name="T1">The one you thought should have won</text:span></text:p>
      <text:p text:style-name="P1"><text:span text:style-name="T1">Link:</text:span></text:p>
      <text:p text:style-name="P1"><text:span text:style-name="T1">Screenshot:</text:span></text:p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p text:style-name="P3"><text:span text:style-name="T1">Objectives &amp; Goals</text:span></text:p>
          </table:table-cell>
          <table:table-cell table:style-name="Table4.A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3"><text:span text:style-name="T1">Information Architecture &amp; Visual Hierarchy</text:span></text:p>
          </table:table-cell>
          <table:table-cell table:style-name="Table4.A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3"><text:span text:style-name="T1">Navigation</text:span></text:p>
          </table:table-cell>
          <table:table-cell table:style-name="Table4.A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3"><text:span text:style-name="T1">Visual Design &amp; Branding</text:span></text:p>
          </table:table-cell>
          <table:table-cell table:style-name="Table4.A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3"><text:span text:style-name="T1">Labels and Text</text:span></text:p>
          </table:table-cell>
          <table:table-cell table:style-name="Table4.A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3"><text:span text:style-name="T1">Accessibility &amp; Inclusivity</text:span></text:p>
          </table:table-cell>
          <table:table-cell table:style-name="Table4.A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3"><text:span text:style-name="T1">Interactions &amp; Animations</text:span></text:p>
          </table:table-cell>
          <table:table-cell table:style-name="Table4.A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3"><text:span text:style-name="T1">Mobile Responsiveness</text:span></text:p>
          </table:table-cell>
          <table:table-cell table:style-name="Table4.A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3"><text:span text:style-name="T1">Usability Testing</text:span></text:p>
          </table:table-cell>
          <table:table-cell table:style-name="Table4.A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3"><text:span text:style-name="T1">Performance &amp; Quality Assurance</text:span></text:p>
          </table:table-cell>
          <table:table-cell table:style-name="Table4.A1" office:value-type="string">
            <text:p text:style-name="P4"/>
          </table:table-cell>
        </table:table-row>
      </table:table>
      <text:p text:style-name="P2"/>
      <text:p text:style-name="P2"/>
      <text:p text:style-name="P2"/>
      <text:p text:style-name="P1">Article:</text:p>
      <text:p text:style-name="P2"><text:soft-page-break/></text:p>
      <text:p text:style-name="P1">CRAAP test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5T11:35:35</meta:creation-date>
    <dc:language>en-US</dc:language>
    <dc:date>2025-08-29T10:19:19</dc:date>
    <meta:editing-cycles>2</meta:editing-cycles>
    <meta:editing-duration>PT7M</meta:editing-duration>
    <meta:generator>LibreOffice/7.3.7.2$Linux_X86_64 LibreOffice_project/30$Build-2</meta:generator>
    <meta:document-statistic meta:table-count="4" meta:image-count="0" meta:object-count="0" meta:page-count="3" meta:paragraph-count="55" meta:word-count="148" meta:character-count="1109" meta:non-whitespace-character-count="1014"/>
    <meta:user-defined meta:name="AppVersion">15.0000</meta:user-defined>
  </office:meta>
</office:document-meta>
</file>